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dulerAccessor.addTriggerToScheduler( Trigger trigger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SchedulerAccessor.setJobDetails( JobDetail ... jobDetai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Accessor.setTransactionManager( Platform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Accessor.setGlobalTriggerListeners( TriggerListener ... globalTrigger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Accessor.setResourceLoader( ResourceLoader resourc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Accessor.setTriggers( Trigger ... trigg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Accessor.setJobSchedulingDataLocation( String jobSchedulingData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Accessor.setOverwriteExistingJobs( boolean overwriteExistingJob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Accessor.addJobToScheduler( JobDetail jobDetai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dulerAccessor.registerJobsAndTrigger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7">
            <text:p text:style-name="Table_20_Contents">7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SchedulerAccessor.setGlobalJobListeners( JobListener ... globalJob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Accessor.setJobSchedulingDataLocations( String ... jobSchedulingData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Accessor.registerListener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chedulerAccessor.setCalendars( Map &lt; String , Calendar &gt; calend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dulerAccessor.setSchedulerListeners( SchedulerListener ... scheduler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